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382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Des</text:p>
          </table:table-cell>
          <table:table-cell office:value-type="string">
            <text:p>Base</text:p>
          </table:table-cell>
          <table:table-cell office:value-type="string">
            <text:p>What</text:p>
          </table:table-cell>
          <table:table-cell office:value-type="string">
            <text:p>Heaters</text:p>
          </table:table-cell>
          <table:table-cell office:value-type="string">
            <text:p>Plate</text:p>
          </table:table-cell>
          <table:table-cell office:value-type="string">
            <text:p>mu</text:p>
          </table:table-cell>
          <table:table-cell office:value-type="string">
            <text:p>Quantity</text:p>
          </table:table-cell>
          <table:table-cell/>
        </table:table-row>
        <table:table-row table:style-name="ro2">
          <table:table-cell office:value-type="string">
            <text:p>6SL7/6H9C</text:p>
          </table:table-cell>
          <table:table-cell office:value-type="string">
            <text:p>8pin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6135">
            <text:p>6135</text:p>
          </table:table-cell>
          <table:table-cell office:value-type="string">
            <text:p>7pin</text:p>
          </table:table-cell>
          <table:table-cell office:value-type="string">
            <text:p>Single tr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6005/6AQ5</text:p>
          </table:table-cell>
          <table:table-cell office:value-type="string">
            <text:p>7pin</text:p>
          </table:table-cell>
          <table:table-cell office:value-type="string">
            <text:p>Power pentode</text:p>
          </table:table-cell>
          <table:table-cell office:value-type="float" office:value="6.3">
            <text:p>6.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like 6V6</text:p>
          </table:table-cell>
        </table:table-row>
        <table:table-row table:style-name="ro2">
          <table:table-cell office:value-type="string">
            <text:p>6C4WA</text:p>
          </table:table-cell>
          <table:table-cell office:value-type="string">
            <text:p>7pin</text:p>
          </table:table-cell>
          <table:table-cell office:value-type="string">
            <text:p>Single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medium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6u8</text:p>
          </table:table-cell>
          <table:table-cell office:value-type="string">
            <text:p>9pin</text:p>
          </table:table-cell>
          <table:table-cell office:value-type="string">
            <text:p>Triode/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40/??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float" office:value="6136">
            <text:p>6136</text:p>
          </table:table-cell>
          <table:table-cell office:value-type="string">
            <text:p>7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float" office:value="5879">
            <text:p>5879</text:p>
          </table:table-cell>
          <table:table-cell office:value-type="string">
            <text:p>9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6SJ7</text:p>
          </table:table-cell>
          <table:table-cell office:value-type="string">
            <text:p>8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6SN7</text:p>
          </table:table-cell>
          <table:table-cell office:value-type="string">
            <text:p>8pin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6x4</text:p>
          </table:table-cell>
          <table:table-cell office:value-type="string">
            <text:p>7pin</text:p>
          </table:table-cell>
          <table:table-cell office:value-type="string">
            <text:p>Rectifier</text:p>
          </table:table-cell>
          <table:table-cell office:value-type="float" office:value="6.3">
            <text:p>6.3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6au6a</text:p>
          </table:table-cell>
          <table:table-cell office:value-type="string">
            <text:p>7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6SK7</text:p>
          </table:table-cell>
          <table:table-cell office:value-type="string">
            <text:p>8pin</text:p>
          </table:table-cell>
          <table:table-cell office:value-type="string">
            <text:p>Remote cutoff Pent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751">
            <text:p>5751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12ax7 replacement</text:p>
          </table:table-cell>
        </table:table-row>
        <table:table-row table:style-name="ro2">
          <table:table-cell office:value-type="string">
            <text:p>6EU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12ax7 with different heater arrangement</text:p>
          </table:table-cell>
        </table:table-row>
        <table:table-row table:style-name="ro2">
          <table:table-cell office:value-type="string">
            <text:p>6AT6</text:p>
          </table:table-cell>
          <table:table-cell office:value-type="string">
            <text:p>7pin</text:p>
          </table:table-cell>
          <table:table-cell office:value-type="string">
            <text:p>Triode/Diode/D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WTF?</text:p>
          </table:table-cell>
        </table:table-row>
        <table:table-row table:style-name="ro2">
          <table:table-cell office:value-type="string">
            <text:p>12au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string">
            <text:p>6.3/12.6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7247">
            <text:p>7247</text:p>
          </table:table-cell>
          <table:table-cell office:value-type="string">
            <text:p>9pin</text:p>
          </table:table-cell>
          <table:table-cell office:value-type="string">
            <text:p>Dissimilar triode</text:p>
          </table:table-cell>
          <table:table-cell office:value-type="string">
            <text:p>6.3/12.6</text:p>
          </table:table-cell>
          <table:table-cell office:value-type="float" office:value="330">
            <text:p>330</text:p>
          </table:table-cell>
          <table:table-cell office:value-type="string">
            <text:p>100/20</text:p>
          </table:table-cell>
          <table:table-cell office:value-type="float" office:value="1">
            <text:p>1</text:p>
          </table:table-cell>
          <table:table-cell office:value-type="string">
            <text:p>12ax7/12au7</text:p>
          </table:table-cell>
        </table:table-row>
        <table:table-row table:style-name="ro4">
          <table:table-cell office:value-type="string">
            <text:p>6AN8A</text:p>
          </table:table-cell>
          <table:table-cell office:value-type="string">
            <text:p>9pin</text:p>
          </table:table-cell>
          <table:table-cell office:value-type="string">
            <text:p>Triode/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21/??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2at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string">
            <text:p>6.3/12.6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2ay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string">
            <text:p>6.3/12.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float" office:value="7199">
            <text:p>7199</text:p>
          </table:table-cell>
          <table:table-cell office:value-type="string">
            <text:p>9pin</text:p>
          </table:table-cell>
          <table:table-cell office:value-type="string">
            <text:p>Triode/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17/??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4">
          <table:table-cell office:value-type="float" office:value="5636">
            <text:p>5636</text:p>
          </table:table-cell>
          <table:table-cell office:value-type="string">
            <text:p>sub8</text:p>
          </table:table-cell>
          <table:table-cell office:value-type="string">
            <text:p>dual control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111">
            <text:p>6111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6948">
            <text:p>6948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250">
            <text:p>2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Guided missile tube</text:p>
          </table:table-cell>
        </table:table-row>
        <table:table-row table:style-name="ro4">
          <table:table-cell office:value-type="float" office:value="5840">
            <text:p>5840</text:p>
          </table:table-cell>
          <table:table-cell office:value-type="string">
            <text:p>sub8</text:p>
          </table:table-cell>
          <table:table-cell office:value-type="string">
            <text:p>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ame as Mojave mics</text:p>
          </table:table-cell>
        </table:table-row>
        <table:table-row table:style-name="ro2">
          <table:table-cell office:value-type="float" office:value="6021">
            <text:p>6021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165">
            <text:p>16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5902">
            <text:p>5902</text:p>
          </table:table-cell>
          <table:table-cell office:value-type="string">
            <text:p>sub8</text:p>
          </table:table-cell>
          <table:table-cell office:value-type="string">
            <text:p>Power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string">
            <text:p>1watt into ~3k</text:p>
          </table:table-cell>
        </table:table-row>
        <table:table-row table:style-name="ro2">
          <table:table-cell office:value-type="float" office:value="5703">
            <text:p>5703</text:p>
          </table:table-cell>
          <table:table-cell office:value-type="string">
            <text:p>sub6</text:p>
          </table:table-cell>
          <table:table-cell office:value-type="string">
            <text:p>Single triode</text:p>
          </table:table-cell>
          <table:table-cell office:value-type="float" office:value="6.3">
            <text:p>6.3</text:p>
          </table:table-cell>
          <table:table-cell office:value-type="float" office:value="275">
            <text:p>275</text:p>
          </table:table-cell>
          <table:table-cell office:value-type="float" office:value="25.5">
            <text:p>25.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6112">
            <text:p>6112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6418">
            <text:p>6418</text:p>
          </table:table-cell>
          <table:table-cell office:value-type="string">
            <text:p>sub5</text:p>
          </table:table-cell>
          <table:table-cell office:value-type="string">
            <text:p>Pentode</text:p>
          </table:table-cell>
          <table:table-cell office:value-type="float" office:value="1.2">
            <text:p>1.2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irectly heated cathode, suitable for battery power,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ossi</meta:initial-creator>
    <meta:creation-date>2012-09-30T15:45:44</meta:creation-date>
    <dc:date>2013-02-26T10:36:02</dc:date>
    <dc:creator>Chris Rossi</dc:creator>
    <meta:editing-duration>PT54S</meta:editing-duration>
    <meta:editing-cycles>2</meta:editing-cycles>
    <meta:generator>LibreOffice/3.5$Linux_x86 LibreOffice_project/350m1$Build-2</meta:generator>
    <meta:document-statistic meta:table-count="3" meta:cell-count="204" meta:object-count="0"/>
  </office:meta>
</office:document-meta>
</file>